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p = 1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Rp = 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ursor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.0076" calcext:value-type="float">
            <text:p>1.0076</text:p>
          </table:table-cell>
          <table:table-cell office:value-type="float" office:value="0.0215" calcext:value-type="float">
            <text:p>0.0215</text:p>
          </table:table-cell>
          <table:table-cell office:value-type="float" office:value="-83.4" calcext:value-type="float">
            <text:p>-83.4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1.0074" calcext:value-type="float">
            <text:p>1.0074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-84.5" calcext:value-type="float">
            <text:p>-84.5</text:p>
          </table:table-cell>
          <table:table-cell table:formula="of:=1/[.I2]" office:value-type="float" office:value="0.0004" calcext:value-type="float">
            <text:p>0.0004</text:p>
          </table:table-cell>
          <table:table-cell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.0078" calcext:value-type="float">
            <text:p>1.0078</text:p>
          </table:table-cell>
          <table:table-cell office:value-type="float" office:value="0.02965" calcext:value-type="float">
            <text:p>0.02965</text:p>
          </table:table-cell>
          <table:table-cell office:value-type="float" office:value="-82" calcext:value-type="float">
            <text:p>-8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1.0073" calcext:value-type="float">
            <text:p>1.0073</text:p>
          </table:table-cell>
          <table:table-cell office:value-type="float" office:value="0.02974" calcext:value-type="float">
            <text:p>0.02974</text:p>
          </table:table-cell>
          <table:table-cell office:value-type="float" office:value="-83.6" calcext:value-type="float">
            <text:p>-83.6</text:p>
          </table:table-cell>
          <table:table-cell table:formula="of:=1/[.I3]" office:value-type="float" office:value="0.000333333333333333" calcext:value-type="float">
            <text:p>0.000333333333333</text:p>
          </table:table-cell>
          <table:table-cell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1.0075" calcext:value-type="float">
            <text:p>1.0075</text:p>
          </table:table-cell>
          <table:table-cell office:value-type="float" office:value="0.004296" calcext:value-type="float">
            <text:p>0.004296</text:p>
          </table:table-cell>
          <table:table-cell office:value-type="float" office:value="-79.9" calcext:value-type="float">
            <text:p>-79.9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office:value-type="float" office:value="1.0073" calcext:value-type="float">
            <text:p>1.0073</text:p>
          </table:table-cell>
          <table:table-cell office:value-type="float" office:value="0.04356" calcext:value-type="float">
            <text:p>0.04356</text:p>
          </table:table-cell>
          <table:table-cell office:value-type="float" office:value="-82.9" calcext:value-type="float">
            <text:p>-82.9</text:p>
          </table:table-cell>
          <table:table-cell table:formula="of:=1/[.I4]" office:value-type="float" office:value="0.000285714285714286" calcext:value-type="float">
            <text:p>0.000285714285714</text:p>
          </table:table-cell>
          <table:table-cell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06958" calcext:value-type="float">
            <text:p>0.06958</text:p>
          </table:table-cell>
          <table:table-cell office:value-type="float" office:value="-75.3" calcext:value-type="float">
            <text:p>-75.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.0142" calcext:value-type="float">
            <text:p>1.0142</text:p>
          </table:table-cell>
          <table:table-cell office:value-type="float" office:value="0.07003" calcext:value-type="float">
            <text:p>0.07003</text:p>
          </table:table-cell>
          <table:table-cell office:value-type="float" office:value="-78.4" calcext:value-type="float">
            <text:p>-78.4</text:p>
          </table:table-cell>
          <table:table-cell table:formula="of:=1/[.I5]" office:value-type="float" office:value="0.00025" calcext:value-type="float">
            <text:p>0.00025</text:p>
          </table:table-cell>
          <table:table-cell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1.0572" calcext:value-type="float">
            <text:p>1.0572</text:p>
          </table:table-cell>
          <table:table-cell office:value-type="float" office:value="0.13935" calcext:value-type="float">
            <text:p>0.13935</text:p>
          </table:table-cell>
          <table:table-cell office:value-type="float" office:value="-63.3" calcext:value-type="float">
            <text:p>-63.3</text:p>
          </table:table-cell>
          <table:table-cell table:number-columns-repeated="3"/>
          <table:table-cell office:value-type="float" office:value="4500" calcext:value-type="float">
            <text:p>4500</text:p>
          </table:table-cell>
          <table:table-cell office:value-type="float" office:value="1.043" calcext:value-type="float">
            <text:p>1.043</text:p>
          </table:table-cell>
          <table:table-cell office:value-type="float" office:value="0.14542" calcext:value-type="float">
            <text:p>0.14542</text:p>
          </table:table-cell>
          <table:table-cell office:value-type="float" office:value="-71.3" calcext:value-type="float">
            <text:p>-71.3</text:p>
          </table:table-cell>
          <table:table-cell table:formula="of:=1/[.I6]" office:value-type="float" office:value="0.000222222222222222" calcext:value-type="float">
            <text:p>0.000222222222222</text:p>
          </table:table-cell>
          <table:table-cell/>
        </table:table-row>
        <table:table-row table:style-name="ro1">
          <table:table-cell/>
          <table:table-cell table:style-name="ce1" office:value-type="float" office:value="4830" calcext:value-type="float">
            <text:p>4830</text:p>
          </table:table-cell>
          <table:table-cell office:value-type="float" office:value="1.2505" calcext:value-type="float">
            <text:p>1.2505</text:p>
          </table:table-cell>
          <table:table-cell table:style-name="ce1" office:value-type="float" office:value="0.3148" calcext:value-type="float">
            <text:p>0.3148</text:p>
          </table:table-cell>
          <table:table-cell office:value-type="float" office:value="-33.8" calcext:value-type="float">
            <text:p>-33.8</text:p>
          </table:table-cell>
          <table:table-cell table:number-columns-repeated="3"/>
          <table:table-cell table:style-name="ce1" office:value-type="float" office:value="4900" calcext:value-type="float">
            <text:p>4900</text:p>
          </table:table-cell>
          <table:table-cell office:value-type="float" office:value="1.4921" calcext:value-type="float">
            <text:p>1.4921</text:p>
          </table:table-cell>
          <table:table-cell table:style-name="ce1" office:value-type="float" office:value="0.5474" calcext:value-type="float">
            <text:p>0.5474</text:p>
          </table:table-cell>
          <table:table-cell office:value-type="float" office:value="-26.3" calcext:value-type="float">
            <text:p>-26.3</text:p>
          </table:table-cell>
          <table:table-cell table:formula="of:=1/[.I7]" office:value-type="float" office:value="0.000204081632653061" calcext:value-type="float">
            <text:p>0.000204081632653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.447" calcext:value-type="float">
            <text:p>1.447</text:p>
          </table:table-cell>
          <table:table-cell office:value-type="float" office:value="0.4452" calcext:value-type="float">
            <text:p>0.44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.768" calcext:value-type="float">
            <text:p>1.768</text:p>
          </table:table-cell>
          <table:table-cell office:value-type="float" office:value="0.7742" calcext:value-type="float">
            <text:p>0.7742</text:p>
          </table:table-cell>
          <table:table-cell office:value-type="float" office:value="0" calcext:value-type="float">
            <text:p>0</text:p>
          </table:table-cell>
          <table:table-cell table:formula="of:=1/[.I8]" office:value-type="float" office:value="0.0002" calcext:value-type="float">
            <text:p>0.0002</text:p>
          </table:table-cell>
          <table:table-cell/>
        </table:table-row>
        <table:table-row table:style-name="ro1">
          <table:table-cell/>
          <table:table-cell table:style-name="ce1" office:value-type="float" office:value="5200" calcext:value-type="float">
            <text:p>5200</text:p>
          </table:table-cell>
          <table:table-cell office:value-type="float" office:value="1.2432" calcext:value-type="float">
            <text:p>1.2432</text:p>
          </table:table-cell>
          <table:table-cell table:style-name="ce1" office:value-type="float" office:value="0.3148" calcext:value-type="float">
            <text:p>0.3148</text:p>
          </table:table-cell>
          <table:table-cell office:value-type="float" office:value="36.5" calcext:value-type="float">
            <text:p>36.5</text:p>
          </table:table-cell>
          <table:table-cell table:number-columns-repeated="3"/>
          <table:table-cell table:style-name="ce1" office:value-type="float" office:value="5160" calcext:value-type="float">
            <text:p>5160</text:p>
          </table:table-cell>
          <table:table-cell office:value-type="float" office:value="1.421" calcext:value-type="float">
            <text:p>1.421</text:p>
          </table:table-cell>
          <table:table-cell table:style-name="ce1" office:value-type="float" office:value="0.5474" calcext:value-type="float">
            <text:p>0.5474</text:p>
          </table:table-cell>
          <table:table-cell office:value-type="float" office:value="31.4" calcext:value-type="float">
            <text:p>31.4</text:p>
          </table:table-cell>
          <table:table-cell table:formula="of:=1/[.I9]" office:value-type="float" office:value="0.000193798449612403" calcext:value-type="float">
            <text:p>0.00019379844961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1.0711" calcext:value-type="float">
            <text:p>1.0711</text:p>
          </table:table-cell>
          <table:table-cell office:value-type="float" office:value="0.16457" calcext:value-type="float">
            <text:p>0.16457</text:p>
          </table:table-cell>
          <table:table-cell office:value-type="float" office:value="61.79" calcext:value-type="float">
            <text:p>61.79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office:value-type="float" office:value="1.0494" calcext:value-type="float">
            <text:p>1.0494</text:p>
          </table:table-cell>
          <table:table-cell office:value-type="float" office:value="0.1722" calcext:value-type="float">
            <text:p>0.1722</text:p>
          </table:table-cell>
          <table:table-cell office:value-type="float" office:value="70.54" calcext:value-type="float">
            <text:p>70.54</text:p>
          </table:table-cell>
          <table:table-cell table:formula="of:=1/[.I10]" office:value-type="float" office:value="0.000181818181818182" calcext:value-type="float">
            <text:p>0.000181818181818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.0205" calcext:value-type="float">
            <text:p>1.0205</text:p>
          </table:table-cell>
          <table:table-cell office:value-type="float" office:value="0.0878" calcext:value-type="float">
            <text:p>0.0878</text:p>
          </table:table-cell>
          <table:table-cell office:value-type="float" office:value="75.2" calcext:value-type="float">
            <text:p>75.2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1.0133" calcext:value-type="float">
            <text:p>1.0133</text:p>
          </table:table-cell>
          <table:table-cell office:value-type="float" office:value="0.0903" calcext:value-type="float">
            <text:p>0.0903</text:p>
          </table:table-cell>
          <table:table-cell office:value-type="float" office:value="80.4" calcext:value-type="float">
            <text:p>80.4</text:p>
          </table:table-cell>
          <table:table-cell table:formula="of:=1/[.I11]" office:value-type="float" office:value="0.000166666666666667" calcext:value-type="float">
            <text:p>0.000166666666667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1.0132" calcext:value-type="float">
            <text:p>1.0132</text:p>
          </table:table-cell>
          <table:table-cell office:value-type="float" office:value="0.06084" calcext:value-type="float">
            <text:p>0.06084</text:p>
          </table:table-cell>
          <table:table-cell office:value-type="float" office:value="80.1" calcext:value-type="float">
            <text:p>80.1</text:p>
          </table:table-cell>
          <table:table-cell table:number-columns-repeated="3"/>
          <table:table-cell office:value-type="float" office:value="6500" calcext:value-type="float">
            <text:p>6500</text:p>
          </table:table-cell>
          <table:table-cell office:value-type="float" office:value="1.0065" calcext:value-type="float">
            <text:p>1.0065</text:p>
          </table:table-cell>
          <table:table-cell office:value-type="float" office:value="0.0621" calcext:value-type="float">
            <text:p>0.0621</text:p>
          </table:table-cell>
          <table:table-cell office:value-type="float" office:value="82.4" calcext:value-type="float">
            <text:p>82.4</text:p>
          </table:table-cell>
          <table:table-cell table:formula="of:=1/[.I12]" office:value-type="float" office:value="0.000153846153846154" calcext:value-type="float">
            <text:p>0.000153846153846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1.0062" calcext:value-type="float">
            <text:p>1.0062</text:p>
          </table:table-cell>
          <table:table-cell office:value-type="float" office:value="0.04674" calcext:value-type="float">
            <text:p>0.04674</text:p>
          </table:table-cell>
          <table:table-cell office:value-type="float" office:value="82.2" calcext:value-type="float">
            <text:p>82.2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0475" calcext:value-type="float">
            <text:p>0.0475</text:p>
          </table:table-cell>
          <table:table-cell office:value-type="float" office:value="84.3" calcext:value-type="float">
            <text:p>84.3</text:p>
          </table:table-cell>
          <table:table-cell table:formula="of:=1/[.I13]" office:value-type="float" office:value="0.000142857142857143" calcext:value-type="float">
            <text:p>0.00014285714285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.0061" calcext:value-type="float">
            <text:p>1.0061</text:p>
          </table:table-cell>
          <table:table-cell office:value-type="float" office:value="0.0384" calcext:value-type="float">
            <text:p>0.0384</text:p>
          </table:table-cell>
          <table:table-cell office:value-type="float" office:value="84.3" calcext:value-type="float">
            <text:p>84.3</text:p>
          </table:table-cell>
          <table:table-cell table:number-columns-repeated="3"/>
          <table:table-cell office:value-type="float" office:value="7500" calcext:value-type="float">
            <text:p>7500</text:p>
          </table:table-cell>
          <table:table-cell office:value-type="float" office:value="1.0054" calcext:value-type="float">
            <text:p>1.0054</text:p>
          </table:table-cell>
          <table:table-cell office:value-type="float" office:value="0.0391" calcext:value-type="float">
            <text:p>0.0391</text:p>
          </table:table-cell>
          <table:table-cell office:value-type="float" office:value="85.3" calcext:value-type="float">
            <text:p>85.3</text:p>
          </table:table-cell>
          <table:table-cell table:formula="of:=1/[.I14]" office:value-type="float" office:value="0.000133333333333333" calcext:value-type="float">
            <text:p>0.00013333333333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V = 1k</text:p>
          </table:table-cell>
          <table:table-cell table:style-name="ce2" office:value-type="string" calcext:value-type="string">
            <text:p>URV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" office:value-type="string" calcext:value-type="string">
            <text:p>1V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4:32:52.538372562</meta:creation-date>
    <dc:date>2019-06-11T15:30:21.934989925</dc:date>
    <meta:editing-duration>PT57M7S</meta:editing-duration>
    <meta:editing-cycles>40</meta:editing-cycles>
    <meta:generator>LibreOffice/6.2.3.2$Linux_X86_64 LibreOffice_project/20$Build-2</meta:generator>
    <meta:document-statistic meta:table-count="1" meta:cell-count="138" meta:object-count="0"/>
  </office:meta>
</office:document-meta>
</file>